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Courier 10 Pitch" svg:font-family="'Courier 10 Pitch'" style:font-pitch="fixed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Liberation Serif" fo:font-size="12pt" style:font-size-asian="12pt" style:font-size-complex="12pt"/>
    </style:style>
    <style:style style:name="P2" style:family="paragraph" style:parent-style-name="Standard">
      <style:text-properties style:use-window-font-color="true" fo:font-size="12pt" style:font-size-asian="12pt" style:font-size-complex="12pt"/>
    </style:style>
    <style:style style:name="P3" style:family="paragraph" style:parent-style-name="Standard">
      <style:text-properties style:use-window-font-color="true" fo:font-size="12pt" fo:font-style="italic" style:font-size-asian="12pt" style:font-style-asian="italic" style:font-size-complex="12pt" style:font-style-complex="italic"/>
    </style:style>
    <style:style style:name="P4" style:family="paragraph" style:parent-style-name="Standard">
      <style:text-properties style:use-window-font-color="true" style:font-name="Courier 10 Pitch" fo:font-size="12pt" style:font-size-asian="12pt" style:font-size-complex="12pt"/>
    </style:style>
    <style:style style:name="P5" style:family="paragraph" style:parent-style-name="Standard">
      <style:paragraph-properties fo:margin-left="1.251cm" fo:margin-right="0cm" fo:text-indent="0cm" style:auto-text-indent="false" fo:background-color="#e6e6ff">
        <style:background-image/>
      </style:paragraph-properties>
    </style:style>
    <style:style style:name="P6" style:family="paragraph" style:parent-style-name="Standard">
      <style:paragraph-properties fo:margin-left="1.251cm" fo:margin-right="0cm" fo:text-indent="0cm" style:auto-text-indent="false" fo:background-color="#e6e6ff">
        <style:background-image/>
      </style:paragraph-properties>
      <style:text-properties style:use-window-font-color="true" fo:font-size="12pt" style:font-size-asian="12pt" style:font-size-complex="12pt"/>
    </style:style>
    <style:style style:name="P7" style:family="paragraph" style:parent-style-name="Standard">
      <style:paragraph-properties fo:margin-left="1.251cm" fo:margin-right="0cm" fo:text-indent="0cm" style:auto-text-indent="false" fo:background-color="#e6e6ff">
        <style:background-image/>
      </style:paragraph-properties>
      <style:text-properties style:use-window-font-color="true" style:font-name="Courier 10 Pitch" fo:font-size="12pt" style:font-size-asian="12pt" style:font-size-complex="12pt"/>
    </style:style>
    <style:style style:name="T1" style:family="text">
      <style:text-properties style:font-name="Courier 10 Pitch" fo:font-style="normal" style:font-style-asian="normal" style:font-style-complex="normal"/>
    </style:style>
    <style:style style:name="T2" style:family="text">
      <style:text-properties style:font-name="Courier 10 Pitch" style:font-name-asian="Monospace" style:font-name-complex="Monospace"/>
    </style:style>
    <style:style style:name="T3" style:family="text">
      <style:text-properties style:font-name="Courier 10 Pitch" fo:font-weight="normal" style:font-name-asian="Monospace" style:font-weight-asian="normal" style:font-name-complex="Monospace" style:font-weight-complex="normal"/>
    </style:style>
    <style:style style:name="T4" style:family="text">
      <style:text-properties style:font-name="Liberation Serif1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style:font-name="Liberation Serif"/>
    </style:style>
    <style:style style:name="T7" style:family="text">
      <style:text-properties style:use-window-font-color="true" style:font-name="Courier 10 Pitch" fo:font-size="12pt" style:font-name-asian="Monospace" style:font-size-asian="12pt" style:font-name-complex="Monospace" style:font-size-complex="12pt"/>
    </style:style>
    <style:style style:name="T8" style:family="text">
      <style:text-properties style:font-name-asian="Monospace" style:font-name-complex="Monospace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otice d'utilisation :</text:p>
      <text:p text:style-name="P2"/>
      <text:p text:style-name="P2">1 Descriptif général des classes</text:p>
      <text:p text:style-name="P2"/>
      <text:p text:style-name="P2">Cette bibliothèque comporte les classes suivantes :</text:p>
      <text:p text:style-name="P2"/>
      <text:p text:style-name="P4">Data.java</text:p>
      <text:p text:style-name="P4">Settings.java</text:p>
      <text:p text:style-name="P3">Ces deux classes comportent des méthodes publiques pour lire des données afin de les traiter.</text:p>
      <text:p text:style-name="P4"/>
      <text:p text:style-name="P4">StaticAnalysis.java</text:p>
      <text:p text:style-name="P4">DynamicAnalysis.java</text:p>
      <text:p text:style-name="P4">Sampling.java</text:p>
      <text:p text:style-name="P4">Icebergs.java</text:p>
      <text:p text:style-name="P4">Mice.java</text:p>
      <text:p text:style-name="P3">Ces six classes comportent des méthodes publiques et permettent d'effectuer l'analyse statistique d'un flux de données.</text:p>
      <text:p text:style-name="P2"/>
      <text:p text:style-name="P4">FingerPrint.java</text:p>
      <text:p text:style-name="P4">MyReader.java</text:p>
      <text:p text:style-name="P4">Element.java</text:p>
      <text:p text:style-name="P4">SamplingBag.java</text:p>
      <text:p text:style-name="P4">CountingBag.java</text:p>
      <text:p text:style-name="P3">Ces quatre classes sont les structures de données utilisées par le programme, leur visibilité est <text:span text:style-name="T1">protected</text:span><text:span text:style-name="T5"> </text:span>et elles ne sont pas destinées à être utilisées en dehors de la bibliothèque.</text:p>
      <text:p text:style-name="P2"/>
      <text:p text:style-name="P4">HashTest.java</text:p>
      <text:p text:style-name="P3">Cette dernière classe permet de tester la fonction de hachage choisie en effectuant un test du <text:span text:style-name="T4">χ</text:span>².</text:p>
      <text:p text:style-name="P2"/>
      <text:p text:style-name="P2">2 Pour démarrer : création d'un flux de données, les classes Data et Settings</text:p>
      <text:p text:style-name="P2">L'ouverture et la lecture d'un flux d'entrée se fait grâce à la classe Data. Elle permet de lire un fichier via son nom ou une page Internet via son URL. <text:span text:style-name="T6">Voici</text:span> la syntaxe du constructeur pour créer un objet de type data :</text:p>
      <text:p text:style-name="P2"/>
      <text:p text:style-name="P6"><text:span text:style-name="T2">Data (String name, </text:span><text:span text:style-name="T3">int</text:span><text:span text:style-name="T2"> type, Settings s)</text:span></text:p>
      <text:p text:style-name="P7"><text:span text:style-name="T8">name : le nom du fichier, ou l'URL de la page</text:span></text:p>
      <text:p text:style-name="P5"><text:span text:style-name="T7">type : Data.FILE pour un fichier, Data.URL pour une url</text:span></text:p>
      <text:p text:style-name="P5"><text:span text:style-name="T7">Settings : (optionnel) un objet de type settings (voir infra) précisant le type de données et le mode de lecture. Si aucun n'est donné, les valeurs par défaut de la classe Settings seront appliquées.</text:span></text:p>
      <text:p text:style-name="P1"><text:span text:style-name="T8"/></text:p>
      <text:p text:style-name="P2"><text:span text:style-name="T8">Les objets de type Settings permettent d'indiquer au programme le type de données à traiter (texte, logs) ainsi que le mode de lecture (mot-à-mot ou par k-shingles). Voici la syntaxe du constructeur :</text:span></text:p>
      <text:p text:style-name="P2"><text:span text:style-name="T8"><text:s/><text:tab/></text:span><text:span text:style-name="T2">Settings(int type, int k)</text:span></text:p>
      <text:p text:style-name="P4"><text:span text:style-name="T8"><text:tab/>type : Settings.TEXT ou Settings.LOG</text:span></text:p>
      <text:p text:style-name="P4"><text:span text:style-name="T8"><text:tab/>k : nombre de mots consécutifs lus</text:span></text:p>
      <text:p text:style-name="P1"><text:span text:style-name="T8">Les valeurs par défaut sont : type = Settings.TEXT, k = 1.</text:span></text:p>
      <text:p text:style-name="P1"><text:span text:style-name="T8"/></text:p>
      <text:p text:style-name="P1"><text:span text:style-name="T8">3 Comptage approché, comparaisons: StaticAnalysis</text:span></text:p>
      <text:p text:style-name="P1"><text:span text:style-name="T8">La classe StaticAnalysis permet d'étudier un flux de données statique (typiquement : les œuvres complètes de Shakespeare). Un objet de la classe StaticAnalysis se crée via la syntaxe suivante :</text:span></text:p>
      <text:p text:style-name="P1"><text:soft-page-break/><text:span text:style-name="T8"/></text:p>
      <text:p text:style-name="P1"><text:span text:style-name="T8">Pour obtenir une estimation du nombre d'éléments distincts d'un fichier à une précision b, on fait appel à la méthode statique hyperLogLog de la classe StaticAnalysis, dont la syntaxe est la suivante.</text:span></text:p>
      <text:p text:style-name="P1"><text:span text:style-name="T8"/></text:p>
      <text:p text:style-name="P1"><text:span text:style-name="T8">On peut également appeler depuis stdin la méthode main de la classe qui donne les estimations <text:s/>pour les différentes valeurs de b en exécutant : StaticAnalysis.java &lt;nom_du_fichier&gt;</text:span></text:p>
      <text:p text:style-name="P1"><text:span text:style-name="T8"/></text:p>
      <text:p text:style-name="P1"><text:span text:style-name="T8">Cette classe permet également le calcul de similarité entre deux fichiers</text:span></text:p>
      <text:p text:style-name="P1"><text:span text:style-name="T8"/></text:p>
      <text:p text:style-name="P1"><text:span text:style-name="T8">4 Étude dynamique, monitoring : DynamicAnalysis</text:span></text:p>
      <text:p text:style-name="P1"><text:span text:style-name="T8">Pour étudier de façon dynamique un flux de données, il faut commencer par créer un objet de type DynamicAnalysis :</text:span></text:p>
      <text:p text:style-name="P1"><text:span text:style-name="T8"/></text:p>
      <text:p text:style-name="P1"><text:span text:style-name="T8"/></text:p>
      <text:p text:style-name="P1"><text:span text:style-name="T8"/></text:p>
      <text:p text:style-name="P1"><text:span text:style-name="T8">5 Échantillonnage statistique : Sampling, Mice, Iceberg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Courier 10 Pitch" svg:font-family="'Courier 10 Pitch'" style:font-pitch="fixed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31T23:50:52</meta:creation-date>
    <dc:date>2013-06-01T01:47:05</dc:date>
    <meta:editing-duration>PT1H55M43S</meta:editing-duration>
    <meta:editing-cycles>47</meta:editing-cycles>
    <meta:generator>LibreOffice/3.5$Linux_x86 LibreOffice_project/350m1$Build-2</meta:generator>
    <meta:document-statistic meta:table-count="0" meta:image-count="0" meta:object-count="0" meta:page-count="2" meta:paragraph-count="39" meta:word-count="426" meta:character-count="2688" meta:non-whitespace-character-count="2298"/>
  </office:meta>
</office:document-meta>
</file>